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this is a shabby little room. It could
be a kennel.</text:p>
          </table:table-cell>
          <table:table-cell table:number-columns-repeated="1020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 office:value-type="string">
            <text:p>So? Where are these reagents of yours...?</text:p>
          </table:table-cell>
          <table:table-cell table:number-columns-repeated="1020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Can you hear me〜?</text:p>
          </table:table-cell>
          <table:table-cell table:number-columns-repeated="1020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 office:value-type="string">
            <text:p>Please look to the right of the room you
just entered. You should see a number of
bottles labeled with digits.</text:p>
          </table:table-cell>
          <table:table-cell table:number-columns-repeated="1020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 office:value-type="string">
            <text:p>I'd like you to drink each bottle in the
order I tell you〜.</text:p>
          </table:table-cell>
          <table:table-cell table:number-columns-repeated="1020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, are you there?</text:p>
          </table:table-cell>
          <table:table-cell table:number-columns-repeated="1020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here.</text:p>
          </table:table-cell>
          <table:table-cell table:number-columns-repeated="1020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f the scientist makes any suspicious
movements, or if I start to act strangely, do
not hesitate to attack her.</text:p>
          </table:table-cell>
          <table:table-cell table:number-columns-repeated="1020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, of course.</text:p>
          </table:table-cell>
          <table:table-cell table:number-columns-repeated="1020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ahaha〜... looks like I haven't earned your
trust...</text:p>
          </table:table-cell>
          <table:table-cell table:number-columns-repeated="1020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 office:value-type="string">
            <text:p>Well, do as you like.</text:p>
          </table:table-cell>
          <table:table-cell table:number-columns-repeated="1020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 office:value-type="string">
            <text:p>Now, then! Let's begin the experiment!</text:p>
          </table:table-cell>
          <table:table-cell table:number-columns-repeated="1020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 office:value-type="string">
            <text:p>First, drink one measure of the bottle
marked “2”.</text:p>
          </table:table-cell>
          <table:table-cell table:number-columns-repeated="1020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must be referring to this one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glug*... *glug*...</text:p>
          </table:table-cell>
          <table:table-cell table:number-columns-repeated="1020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 office:value-type="string">
            <text:p>There, I am finished.</text:p>
          </table:table-cell>
          <table:table-cell table:number-columns-repeated="1020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 office:value-type="string">
            <text:p>...I do not feel particularly any different,
however...</text:p>
          </table:table-cell>
          <table:table-cell table:number-columns-repeated="1020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was just a base, after all.</text:p>
          </table:table-cell>
          <table:table-cell table:number-columns-repeated="1020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 office:value-type="string">
            <text:p>We're going to be making a few adjustments
with the next ones.</text:p>
          </table:table-cell>
          <table:table-cell table:number-columns-repeated="1020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 office:value-type="string">
            <text:p>Okay, next up is one-point-five measures of
bottle “3”.</text:p>
          </table:table-cell>
          <table:table-cell table:number-columns-repeated="1020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y! Now I'd like to measure your bodily
Magic particles, so please take a seat on the
chair between the red crystals and just wait
a moment—!</text:p>
          </table:table-cell>
          <table:table-cell table:number-columns-repeated="1020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is is hard and uncomfortable.</text:p>
          </table:table-cell>
          <table:table-cell table:number-columns-repeated="1020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 office:value-type="string">
            <text:p>Do you not have a sofa?</text:p>
          </table:table-cell>
          <table:table-cell table:number-columns-repeated="1020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is is a secret facility, so we don't have
anything that fancy〜.</text:p>
          </table:table-cell>
          <table:table-cell table:number-columns-repeated="1020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 office:value-type="string">
            <text:p>Anyway, just don't move until I'm done taking
measurements, please—!</text:p>
          </table:table-cell>
          <table:table-cell table:number-columns-repeated="1020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 office:value-type="string">
            <text:p>White Carat</text:p>
          </table:table-cell>
          <table:table-cell table:style-name="ce0" office:value-type="string">
            <text:p>Mm-hmm...</text:p>
          </table:table-cell>
          <table:table-cell table:number-columns-repeated="1020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 office:value-type="string">
            <text:p>The decayed Magic particles aren't recombining
as much as I thought they would〜.</text:p>
          </table:table-cell>
          <table:table-cell table:number-columns-repeated="1020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 office:value-type="string">
            <text:p>Okay, would you take another half-measure
of number “2”?</text:p>
          </table:table-cell>
          <table:table-cell table:number-columns-repeated="1020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, yes, if I must.</text:p>
          </table:table-cell>
          <table:table-cell table:number-columns-repeated="1020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 office:value-type="string">
            <text:p>And I suppose I shall have to sit on my
hands once again?</text:p>
          </table:table-cell>
          <table:table-cell table:number-columns-repeated="1020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got it! Be a good girl and take a seat〜!</text:p>
          </table:table-cell>
          <table:table-cell table:number-columns-repeated="1020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, this is boring work indeed...</text:p>
          </table:table-cell>
          <table:table-cell table:number-columns-repeated="1020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other thirty minutes later...</text:p>
          </table:table-cell>
          <table:table-cell table:number-columns-repeated="1020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*doze*... *doze*...</text:p>
          </table:table-cell>
          <table:table-cell table:number-columns-repeated="1020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AAAAAY!!!</text:p>
          </table:table-cell>
          <table:table-cell table:number-columns-repeated="1020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Eeeep!!!</text:p>
          </table:table-cell>
          <table:table-cell table:number-columns-repeated="1020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 office:value-type="string">
            <text:p>Wh-Wh-What, What, Wh-Wh-What is it?!?!
Shouting like that all of a sudden!!!</text:p>
          </table:table-cell>
          <table:table-cell table:number-columns-repeated="1020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? Was it that loud? My bad, my bad.</text:p>
          </table:table-cell>
          <table:table-cell table:number-columns-repeated="1020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 office:value-type="string">
            <text:p>Ah, the base ingredient experiment is all
done! Feels great!</text:p>
          </table:table-cell>
          <table:table-cell table:number-columns-repeated="1020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-Oh, very good...
(I cannot believe I dozed off in the middle
of the experiment...)</text:p>
          </table:table-cell>
          <table:table-cell table:number-columns-repeated="1020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 office:value-type="string">
            <text:p>So, does that mean I can get out of this
room yet?</text:p>
          </table:table-cell>
          <table:table-cell table:number-columns-repeated="1020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o, no, we're only about twenty percent
of the way through the process.</text:p>
          </table:table-cell>
          <table:table-cell table:number-columns-repeated="1020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 office:value-type="string">
            <text:p>We still have “particle fixing”, “Magic
amplification upper and lower bounds”,
“dose optimization”, and last but not least,
“power-up state preservation” left to do!</text:p>
          </table:table-cell>
          <table:table-cell table:number-columns-repeated="1020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 office:value-type="string">
            <text:p>Until we've done all of those, you can't
leave this room. Of course, that means no
going pee, either〜!</text:p>
          </table:table-cell>
          <table:table-cell table:number-columns-repeated="1020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suppose I have a long day ahead of me...</text:p>
          </table:table-cell>
          <table:table-cell table:number-columns-repeated="1020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 office:value-type="string">
            <text:p>Oh, well. Please, let us get on with the
next experiment.</text:p>
          </table:table-cell>
          <table:table-cell table:number-columns-repeated="1020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s, ma'am〜!</text:p>
          </table:table-cell>
          <table:table-cell table:number-columns-repeated="1020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 office:value-type="string">
            <text:p>Then, would you quickly take ten measures
of the number “4” bottle?</text:p>
          </table:table-cell>
          <table:table-cell table:number-columns-repeated="1020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h?! Did you say... ten measures?!</text:p>
          </table:table-cell>
          <table:table-cell table:number-columns-repeated="1020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p! Ten measures!</text:p>
          </table:table-cell>
          <table:table-cell table:number-columns-repeated="1020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 office:value-type="string">
            <text:p>We're finally getting started on the experiment
directly involved in Magic amplification, so
give it your all and drink up!</text:p>
          </table:table-cell>
          <table:table-cell table:number-columns-repeated="1020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V... Very well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 office:value-type="string">
            <text:p>Map327</text:p>
          </table:table-cell>
          <table:table-cell table:style-name="ce0"/>
          <table:table-cell table:style-name="ce0" office:value-type="string">
            <text:p>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 office:value-type="string">
            <text:p>...Puhah!</text:p>
          </table:table-cell>
          <table:table-cell table:number-columns-repeated="1020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ood, good! I need to measure you, so sit,
sit!!</text:p>
          </table:table-cell>
          <table:table-cell table:number-columns-repeated="1020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I-I can feel the sloshing around in my
stomach...)</text:p>
          </table:table-cell>
          <table:table-cell table:number-columns-repeated="1020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 office:value-type="string">
            <text:p>(Another four experiments like this...?)</text:p>
          </table:table-cell>
          <table:table-cell table:number-columns-repeated="1020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 office:value-type="string">
            <text:p>(If each one takes thirty minutes, then we
shall be done in two hours in the best case...)</text:p>
          </table:table-cell>
          <table:table-cell table:number-columns-repeated="1020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 office:value-type="string">
            <text:p>(W-Well, I shall manage somehow... I am sure
it will be quite all right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